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F2278896660FC0D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Header">
      <style:paragraph-properties fo:margin-left="0in" fo:margin-right="-0.3571in" fo:text-indent="0in" style:auto-text-indent="false"/>
    </style:style>
    <style:style style:name="P2" style:family="paragraph" style:parent-style-name="Header">
      <style:text-properties fo:font-size="5pt" style:font-size-asian="5pt" style:font-size-complex="5pt"/>
    </style:style>
    <style:style style:name="P3" style:family="paragraph" style:parent-style-name="Standard">
      <style:text-properties style:font-name="Calibri"/>
    </style:style>
    <style:style style:name="P4"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5"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6" style:family="paragraph" style:parent-style-name="Standard">
      <style:text-properties style:font-name="Calibri1" fo:font-size="9pt" style:font-size-asian="9pt" style:font-name-complex="Calibri2" style:font-size-complex="9pt"/>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9"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0"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11"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2"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3"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14" style:family="paragraph" style:parent-style-name="Standard">
      <style:paragraph-properties fo:text-align="start" style:justify-single-word="false"/>
      <style:text-properties style:font-name="Calibri1"/>
    </style:style>
    <style:style style:name="P15"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6"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7"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8" style:family="paragraph" style:parent-style-name="Standard">
      <style:paragraph-properties fo:margin-top="0in" fo:margin-bottom="0.139in" style:contextual-spacing="false"/>
      <style:text-properties style:font-name="Calibri1"/>
    </style:style>
    <style:style style:name="P19" style:family="paragraph" style:parent-style-name="Company">
      <style:paragraph-properties fo:margin-left="0in" fo:margin-right="0in" fo:text-indent="0in" style:auto-text-indent="false"/>
    </style:style>
    <style:style style:name="P20" style:family="paragraph" style:parent-style-name="Company">
      <style:paragraph-properties fo:margin-left="0in" fo:margin-right="0in" fo:text-indent="0in" style:auto-text-indent="false"/>
      <style:text-properties officeooo:paragraph-rsid="0055bf37"/>
    </style:style>
    <style:style style:name="P21"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22"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3"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24"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5"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6" style:family="paragraph" style:parent-style-name="Standard">
      <style:paragraph-properties fo:margin-left="1.6736in" fo:margin-right="0in" fo:text-indent="-1.6736in" style:auto-text-indent="false">
        <style:tab-stops>
          <style:tab-stop style:position="1.6736in"/>
        </style:tab-stops>
      </style:paragraph-properties>
    </style:style>
    <style:style style:name="P27"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9" style:family="paragraph" style:parent-style-name="Position">
      <style:paragraph-properties fo:margin-left="1.8752in" fo:margin-right="0in" fo:text-indent="-0.1835in" style:auto-text-indent="false"/>
    </style:style>
    <style:style style:name="P30" style:family="paragraph" style:parent-style-name="Position">
      <style:text-properties officeooo:paragraph-rsid="0064c244"/>
    </style:style>
    <style:style style:name="P31" style:family="paragraph" style:parent-style-name="Title" style:master-page-name="First_20_Page">
      <style:paragraph-properties fo:text-align="center" style:justify-single-word="false" style:page-number="auto"/>
      <style:text-properties style:font-name="Calibri1"/>
    </style:style>
    <style:style style:name="P32" style:family="paragraph" style:parent-style-name="List_20_Paragraph" style:list-style-name="WWNum1">
      <style:paragraph-properties fo:margin-left="1.8752in" fo:margin-right="0in" fo:text-indent="-0.1835in" style:auto-text-indent="false"/>
      <style:text-properties fo:font-variant="normal" fo:text-transform="none" fo:color="#000000" loext:opacity="100%" style:font-name="Calibri1" fo:font-size="9pt" fo:letter-spacing="normal" fo:language="en" fo:country="US" fo:font-style="normal" fo:font-weight="normal" officeooo:paragraph-rsid="0069087d" style:font-name-asian="Times New Roman" style:font-size-asian="9pt" style:language-asian="de" style:country-asian="DE" style:font-name-complex="Calibri2" style:font-size-complex="9pt"/>
    </style:style>
    <style:style style:name="P33" style:family="paragraph" style:parent-style-name="List_20_Paragraph" style:list-style-name="WWNum1">
      <style:paragraph-properties fo:margin-left="1.8752in" fo:margin-right="0in" fo:text-indent="-0.1835in" style:auto-text-indent="false"/>
      <style:text-properties fo:font-variant="normal" fo:text-transform="none" fo:color="#000000" loext:opacity="100%" style:font-name="Calibri1" fo:font-size="9pt" fo:letter-spacing="normal" fo:language="en" fo:country="US" fo:font-style="normal" fo:font-weight="normal" officeooo:paragraph-rsid="00660ac9" style:font-name-asian="Times New Roman" style:font-size-asian="9pt" style:language-asian="de" style:country-asian="DE" style:font-name-complex="Calibri2" style:font-size-complex="9pt"/>
    </style:style>
    <style:style style:name="P34" style:family="paragraph" style:parent-style-name="List_20_Paragraph" style:list-style-name="WWNum1">
      <style:paragraph-properties fo:margin-left="1.8752in" fo:margin-right="0in" fo:text-indent="-0.1835in" style:auto-text-indent="false"/>
      <style:text-properties style:font-name="Calibri1" fo:font-size="9pt" officeooo:paragraph-rsid="00722399" style:font-size-asian="9pt" style:font-size-complex="9pt"/>
    </style:style>
    <style:style style:name="P35"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36"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7"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8"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72b716" style:font-name-asian="Times New Roman" style:font-size-asian="9pt" style:language-asian="de" style:country-asian="DE" style:font-name-complex="Calibri2" style:font-size-complex="9pt"/>
    </style:style>
    <style:style style:name="P39" style:family="paragraph" style:parent-style-name="Standard" style:list-style-name="WWNum1">
      <style:paragraph-properties fo:margin-left="1.8752in" fo:margin-right="0in" fo:text-indent="-0.1835in" style:auto-text-indent="false"/>
      <style:text-properties officeooo:paragraph-rsid="003bd67d"/>
    </style:style>
    <style:style style:name="P40"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1"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2"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officeooo:rsid="0069087d" style:letter-kerning="false" style:language-complex="ar" style:country-complex="SA"/>
    </style:style>
    <style:style style:name="T3" style:family="text">
      <style:text-properties fo:font-variant="normal" fo:text-transform="none" fo:letter-spacing="normal" fo:font-style="normal" fo:font-weight="normal" officeooo:rsid="00722399" style:letter-kerning="false" style:language-complex="ar" style:country-complex="SA"/>
    </style:style>
    <style:style style:name="T4"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5"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6"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7"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9" style:family="text">
      <style:text-properties fo:font-variant="normal" fo:text-transform="none" fo:color="#000000" loext:opacity="100%" fo:letter-spacing="normal" fo:language="en" fo:country="US" fo:font-style="normal" fo:font-weight="normal" style:font-name-asian="Times New Roman" style:language-asian="de" style:country-asian="DE" style:font-name-complex="Calibri2"/>
    </style:style>
    <style:style style:name="T10" style:family="text">
      <style:text-properties fo:font-variant="normal" fo:text-transform="none" fo:color="#000000" loext:opacity="100%" fo:letter-spacing="normal" fo:language="en" fo:country="US" fo:font-style="normal" fo:font-weight="normal" officeooo:rsid="0066deb7" style:font-name-asian="Times New Roman" style:language-asian="de" style:country-asian="DE" style:font-name-complex="Calibri2"/>
    </style:style>
    <style:style style:name="T11" style:family="text">
      <style:text-properties fo:font-variant="normal" fo:text-transform="none" fo:color="#000000" loext:opacity="100%" fo:letter-spacing="normal" fo:language="en" fo:country="US" fo:font-style="normal" fo:font-weight="normal" officeooo:rsid="0069087d" style:font-name-asian="Times New Roman" style:language-asian="de" style:country-asian="DE" style:font-name-complex="Calibri2"/>
    </style:style>
    <style:style style:name="T12" style:family="text">
      <style:text-properties fo:font-variant="normal" fo:text-transform="none" fo:color="#000000" loext:opacity="100%" fo:letter-spacing="normal" fo:language="en" fo:country="US" fo:font-style="normal" fo:font-weight="normal" officeooo:rsid="006762bc" style:font-name-asian="Times New Roman" style:language-asian="de" style:country-asian="DE" style:font-name-complex="Calibri2"/>
    </style:style>
    <style:style style:name="T13" style:family="text">
      <style:text-properties fo:font-variant="normal" fo:text-transform="none" fo:color="#000000" loext:opacity="100%" fo:letter-spacing="normal" fo:language="en" fo:country="US" fo:font-style="normal" fo:font-weight="normal" officeooo:rsid="0077bab4" style:font-name-asian="Times New Roman" style:language-asian="de" style:country-asian="DE" style:font-name-complex="Calibri2"/>
    </style:style>
    <style:style style:name="T14" style:family="text">
      <style:text-properties fo:font-variant="normal" fo:text-transform="none" fo:color="#000000" loext:opacity="100%" fo:letter-spacing="normal" fo:language="en" fo:country="US" fo:font-style="normal" fo:font-weight="normal" officeooo:rsid="00662fc1" style:letter-kerning="false" style:font-name-asian="Times New Roman" style:language-asian="de" style:country-asian="DE" style:font-name-complex="Calibri2" style:language-complex="ar" style:country-complex="SA"/>
    </style:style>
    <style:style style:name="T15" style:family="text">
      <style:text-properties fo:font-variant="normal" fo:text-transform="none" fo:color="#000000" loext:opacity="100%" fo:letter-spacing="normal" fo:language="en" fo:country="US" fo:font-style="normal" fo:font-weight="normal" officeooo:rsid="00722399" style:letter-kerning="false" style:font-name-asian="Times New Roman" style:language-asian="de" style:country-asian="DE" style:font-name-complex="Calibri2" style:language-complex="ar" style:country-complex="SA"/>
    </style:style>
    <style:style style:name="T16" style:family="text">
      <style:text-properties fo:font-variant="normal" fo:text-transform="none" fo:color="#000000" loext:opacity="100%" fo:letter-spacing="normal" fo:language="en" fo:country="US" fo:font-style="normal" fo:font-weight="normal" officeooo:rsid="007808e7" style:letter-kerning="false" style:font-name-asian="Times New Roman" style:language-asian="de" style:country-asian="DE" style:font-name-complex="Calibri2" style:language-complex="ar" style:country-complex="SA"/>
    </style:style>
    <style:style style:name="T17" style:family="text">
      <style:text-properties fo:font-variant="normal" fo:text-transform="none" fo:color="#000000" loext:opacity="100%" fo:letter-spacing="normal" fo:language="en" fo:country="US" fo:font-style="normal" fo:font-weight="normal" officeooo:rsid="00781144" style:letter-kerning="false" style:font-name-asian="Times New Roman" style:language-asian="de" style:country-asian="DE" style:font-name-complex="Calibri2" style:language-complex="ar" style:country-complex="SA"/>
    </style:style>
    <style:style style:name="T18" style:family="text">
      <style:text-properties fo:font-variant="normal" fo:text-transform="none" fo:color="#000000" loext:opacity="100%" fo:letter-spacing="normal" fo:language="en" fo:country="US" fo:font-style="normal" fo:font-weight="normal" officeooo:rsid="0078622b" style:letter-kerning="false" style:font-name-asian="Times New Roman" style:language-asian="de" style:country-asian="DE" style:font-name-complex="Calibri2" style:language-complex="ar" style:country-complex="SA"/>
    </style:style>
    <style:style style:name="T19" style:family="text">
      <style:text-properties fo:text-transform="uppercase" style:use-window-font-color="true" loext:opacity="0%"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officeooo:rsid="007cdc07" style:letter-kerning="false" style:font-name-asian="Calibri2" style:font-size-asian="9pt" style:language-asian="de" style:country-asian="DE" style:font-weight-asian="bold" style:font-name-complex="Calibri2" style:font-size-complex="9pt" style:language-complex="ar" style:country-complex="SA"/>
    </style:style>
    <style:style style:name="T23"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4"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5"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12pt" fo:letter-spacing="0.0417in" fo:language="pl" fo:country="PL" fo:font-weight="normal" officeooo:rsid="002e9e89"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7"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8"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40"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41" style:family="text">
      <style:text-properties style:use-window-font-color="true" loext:opacity="0%" style:font-name="Calibri1" fo:font-size="9pt" fo:language="en" fo:country="US" officeooo:rsid="00359d13" style:letter-kerning="false" style:font-name-asian="Calibri2" style:font-size-asian="9pt" style:language-asian="en" style:country-asian="US" style:font-name-complex="Calibri2" style:font-size-complex="9pt" style:language-complex="ar" style:country-complex="SA"/>
    </style:style>
    <style:style style:name="T42" style:family="text">
      <style:text-properties style:use-window-font-color="true" loext:opacity="0%" style:font-name="Calibri1" fo:font-size="9pt" fo:language="en" fo:country="US" officeooo:rsid="0031fd2f" style:letter-kerning="false" style:font-name-asian="Calibri2" style:font-size-asian="9pt" style:language-asian="de" style:country-asian="DE" style:font-name-complex="Calibri2" style:font-size-complex="9pt" style:language-complex="ar" style:country-complex="SA"/>
    </style:style>
    <style:style style:name="T43"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5"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6"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7"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8"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9"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50"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2"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3"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4"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5"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7" style:family="text">
      <style:text-properties fo:color="#000000" loext:opacity="100%" style:text-line-through-style="none" style:text-line-through-type="none" style:font-name="Calibri1" fo:font-size="9pt" style:text-underline-style="none" style:font-size-asian="9pt" style:language-asian="en" style:country-asian="GB" style:font-name-complex="Calibri2" style:font-size-complex="9pt"/>
    </style:style>
    <style:style style:name="T58"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59"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0"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1" style:family="text">
      <style:text-properties fo:font-size="9pt" fo:language="en" fo:country="US" fo:font-weight="normal" style:font-size-asian="9pt" style:font-weight-asian="normal" style:font-name-complex="Calibri2" style:font-size-complex="9pt" style:font-weight-complex="normal"/>
    </style:style>
    <style:style style:name="T62" style:family="text">
      <style:text-properties fo:font-size="9pt" fo:language="en" fo:country="US" style:font-size-asian="9pt" style:language-asian="de" style:country-asian="DE" style:font-name-complex="Calibri2" style:font-size-complex="9pt"/>
    </style:style>
    <style:style style:name="T63" style:family="text">
      <style:text-properties fo:font-size="9pt" fo:language="en" fo:country="US" officeooo:rsid="003c95bc" style:font-size-asian="9pt" style:language-asian="de" style:country-asian="DE" style:font-name-complex="Calibri2" style:font-size-complex="9pt"/>
    </style:style>
    <style:style style:name="T64" style:family="text">
      <style:text-properties fo:font-size="9pt" fo:language="en" fo:country="US" fo:font-weight="bold" style:font-size-asian="9pt" style:font-weight-asian="bold" style:font-name-complex="Calibri2" style:font-size-complex="9pt" style:font-weight-complex="bold"/>
    </style:style>
    <style:style style:name="T65" style:family="text">
      <style:text-properties fo:font-size="9pt" fo:language="en" fo:country="US" fo:font-style="italic" style:font-size-asian="9pt" style:font-style-asian="italic" style:font-name-complex="Calibri2" style:font-size-complex="9pt"/>
    </style:style>
    <style:style style:name="T66" style:family="text">
      <style:text-properties fo:font-size="9pt" fo:font-style="italic" style:font-size-asian="9pt" style:font-style-asian="italic"/>
    </style:style>
    <style:style style:name="T67" style:family="text">
      <style:text-properties fo:font-size="12pt" fo:language="pl" fo:country="PL" style:font-size-asian="12pt" style:font-name-complex="Calibri2" style:font-size-complex="12pt"/>
    </style:style>
    <style:style style:name="T68" style:family="text">
      <style:text-properties fo:font-size="12pt" fo:language="pl" fo:country="PL" fo:font-weight="normal" style:font-size-asian="12pt" style:font-weight-asian="normal" style:font-name-complex="Calibri2" style:font-size-complex="12pt" style:font-weight-complex="normal"/>
    </style:style>
    <style:style style:name="T69" style:family="text">
      <style:text-properties style:font-name="Calibri1"/>
    </style:style>
    <style:style style:name="T70" style:family="text">
      <style:text-properties style:font-name="Calibri1" fo:font-size="9pt" fo:language="en" fo:country="US" style:font-size-asian="9pt" style:font-name-complex="Calibri2" style:font-size-complex="9pt"/>
    </style:style>
    <style:style style:name="T71" style:family="text">
      <style:text-properties style:font-name="Calibri1" fo:font-size="9pt" fo:language="en" fo:country="US" officeooo:rsid="002b8129" style:font-size-asian="9pt" style:font-name-complex="Calibri2" style:font-size-complex="9pt"/>
    </style:style>
    <style:style style:name="T72" style:family="text">
      <style:text-properties style:font-name="Calibri1" fo:font-size="9pt" fo:language="en" fo:country="US" style:font-size-asian="9pt" style:language-asian="de" style:country-asian="DE" style:font-name-complex="Calibri2" style:font-size-complex="9pt"/>
    </style:style>
    <style:style style:name="T73" style:family="text">
      <style:text-properties style:font-name="Calibri1" fo:font-size="9pt" fo:language="en" fo:country="US" style:font-name-asian="Calibri2" style:font-size-asian="9pt" style:font-name-complex="Calibri2" style:font-size-complex="9pt"/>
    </style:style>
    <style:style style:name="T74" style:family="text">
      <style:text-properties style:font-name="Calibri1" fo:font-size="9pt" fo:language="en" fo:country="US" officeooo:rsid="006a5e40" style:font-name-asian="Calibri2" style:font-size-asian="9pt" style:font-name-complex="Calibri2" style:font-size-complex="9pt"/>
    </style:style>
    <style:style style:name="T75" style:family="text">
      <style:text-properties style:font-name="Calibri1" fo:font-size="9pt" fo:language="en" fo:country="US" officeooo:rsid="006c0f96" style:font-name-asian="Calibri2" style:font-size-asian="9pt" style:font-name-complex="Calibri2" style:font-size-complex="9pt"/>
    </style:style>
    <style:style style:name="T76" style:family="text">
      <style:text-properties style:font-name="Calibri1" fo:font-size="9pt" fo:language="en" fo:country="US" officeooo:rsid="007ce295" style:font-name-asian="Calibri2" style:font-size-asian="9pt" style:font-name-complex="Calibri2" style:font-size-complex="9pt"/>
    </style:style>
    <style:style style:name="T77"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8"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79"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80"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81"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82"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83"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84"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85"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86"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87"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88"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89"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90"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91" style:family="text">
      <style:text-properties officeooo:rsid="00364644"/>
    </style:style>
    <style:style style:name="T92" style:family="text">
      <style:text-properties style:font-name="Calibri"/>
    </style:style>
    <style:style style:name="T93" style:family="text">
      <style:text-properties style:font-name="Calibri" fo:font-size="9pt" style:font-size-asian="9pt"/>
    </style:style>
    <style:style style:name="T94" style:family="text">
      <style:text-properties style:font-name="Calibri" fo:font-size="9pt" officeooo:rsid="003c95bc" style:font-size-asian="9pt"/>
    </style:style>
    <style:style style:name="T95" style:family="text">
      <style:text-properties style:font-name="Calibri" fo:font-size="9pt" fo:language="en" fo:country="US" style:font-name-asian="Times New Roman" style:font-size-asian="9pt" style:language-asian="de" style:country-asian="DE" style:font-name-complex="Calibri2" style:font-size-complex="9pt"/>
    </style:style>
    <style:style style:name="T96" style:family="text">
      <style:text-properties style:font-name="Calibri" fo:language="en" fo:country="US" style:font-name-complex="Calibri2" style:font-size-complex="9pt"/>
    </style:style>
    <style:style style:name="T97" style:family="text">
      <style:text-properties style:font-name="Calibri" fo:language="en" fo:country="US" officeooo:rsid="003bd67d" style:font-name-complex="Calibri2" style:font-size-complex="9pt"/>
    </style:style>
    <style:style style:name="T98" style:family="text">
      <style:text-properties style:font-name="Calibri" fo:language="en" fo:country="US" officeooo:rsid="003c95bc" style:font-name-complex="Calibri2" style:font-size-complex="9pt"/>
    </style:style>
    <style:style style:name="T99" style:family="text">
      <style:text-properties style:font-name="Calibri" fo:language="en" fo:country="US" officeooo:rsid="00446599" style:font-name-complex="Calibri2" style:font-size-complex="9pt"/>
    </style:style>
    <style:style style:name="T100" style:family="text">
      <style:text-properties style:font-name="Calibri" officeooo:rsid="003bd67d"/>
    </style:style>
    <style:style style:name="T101" style:family="text">
      <style:text-properties style:font-name="Calibri" officeooo:rsid="003c95bc"/>
    </style:style>
    <style:style style:name="T102" style:family="text">
      <style:text-properties style:font-name="Calibri" officeooo:rsid="0040e412"/>
    </style:style>
    <style:style style:name="T103" style:family="text">
      <style:text-properties officeooo:rsid="003f8472"/>
    </style:style>
    <style:style style:name="T104" style:family="text">
      <style:text-properties officeooo:rsid="0040e412"/>
    </style:style>
    <style:style style:name="T105" style:family="text">
      <style:text-properties officeooo:rsid="0040e412" style:letter-kerning="false" style:language-complex="ar" style:country-complex="SA"/>
    </style:style>
    <style:style style:name="T106" style:family="text">
      <style:text-properties officeooo:rsid="0044f2f7" style:letter-kerning="false" style:language-complex="ar" style:country-complex="SA"/>
    </style:style>
    <style:style style:name="T107" style:family="text">
      <style:text-properties officeooo:rsid="0066deb7" style:letter-kerning="false" style:language-complex="ar" style:country-complex="SA"/>
    </style:style>
    <style:style style:name="T108" style:family="text">
      <style:text-properties officeooo:rsid="00417d8b"/>
    </style:style>
    <style:style style:name="T109" style:family="text">
      <style:text-properties officeooo:rsid="0042afc7"/>
    </style:style>
    <style:style style:name="T110" style:family="text">
      <style:text-properties officeooo:rsid="00446599"/>
    </style:style>
    <style:style style:name="T111" style:family="text">
      <style:text-properties officeooo:rsid="00467550"/>
    </style:style>
    <style:style style:name="T112" style:family="text">
      <style:text-properties officeooo:rsid="004cd3de"/>
    </style:style>
    <style:style style:name="T113" style:family="text">
      <style:text-properties officeooo:rsid="0055bf37"/>
    </style:style>
    <style:style style:name="T114" style:family="text">
      <style:text-properties officeooo:rsid="0062fe0a"/>
    </style:style>
    <style:style style:name="T115" style:family="text">
      <style:text-properties officeooo:rsid="0066deb7"/>
    </style:style>
    <style:style style:name="T116" style:family="text">
      <style:text-properties officeooo:rsid="0069087d"/>
    </style:style>
    <style:style style:name="T117" style:family="text">
      <style:text-properties officeooo:rsid="00722399"/>
    </style:style>
    <style:style style:name="T118" style:family="text">
      <style:text-properties officeooo:rsid="0072b716"/>
    </style:style>
    <style:style style:name="T119" style:family="text">
      <style:text-properties officeooo:rsid="00752ef9"/>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4">
        <draw:image xlink:href="Pictures/10000001000006A8000001FDF2278896660FC0DD.png" xlink:type="simple" xlink:show="embed" xlink:actuate="onLoad" draw:mime-type="image/png"/>
      </draw:frame>
      <draw:frame draw:style-name="fr1" draw:name="Image2" text:anchor-type="page" text:anchor-page-number="2" svg:x="6.4882in" svg:y="0.1374in" svg:width="1.8835in" svg:height="0.5626in" draw:z-index="3">
        <draw:image xlink:href="Pictures/10000001000006A8000001FDF2278896660FC0DD.png" xlink:type="simple" xlink:show="embed" xlink:actuate="onLoad" draw:mime-type="image/png"/>
      </draw:frame>
      <draw:frame draw:style-name="fr1" draw:name="Image1" text:anchor-type="page" text:anchor-page-number="1" svg:x="6.4882in" svg:y="0.1374in" svg:width="1.8835in" svg:height="0.5626in" draw:z-index="2">
        <draw:image xlink:href="Pictures/10000001000006A8000001FDF2278896660FC0DD.png" xlink:type="simple" xlink:show="embed" xlink:actuate="onLoad" draw:mime-type="image/png"/>
      </draw:frame>
      <text:p text:style-name="P31"><text:span text:style-name="T67">MAREK SAGAN </text:span><text:span text:style-name="T6">•</text:span><text:span text:style-name="T68"> </text:span><text:span text:style-name="T25">JAVA / </text:span><text:span text:style-name="T26">REACT</text:span><text:span text:style-name="T25"> DEVELOPER</text:span></text:p>
      <text:p text:style-name="P25"><text:span text:style-name="Internet_20_link"><text:span text:style-name="T49">Email (preferred) </text:span></text:span><text:span text:style-name="Internet_20_link"><text:span text:style-name="T50"><text:tab/></text:span></text:span><text:a xlink:type="simple" xlink:href="mailto:marek.sagan@protonmail.com" text:style-name="ListLabel_20_10" text:visited-style-name="ListLabel_20_10"><text:span text:style-name="Internet_20_link"><text:span text:style-name="T51">marek.sagan@protonmail.com</text:span></text:span></text:a></text:p>
      <text:p text:style-name="P25"><text:span text:style-name="Internet_20_link"><text:span text:style-name="T52">Phone</text:span></text:span><text:span text:style-name="Internet_20_link"><text:span text:style-name="T53"><text:tab/></text:span></text:span><text:a xlink:type="simple" xlink:href="tel:0048737878782" office:target-frame-name="_self" xlink:show="replace" text:style-name="ListLabel_20_11" text:visited-style-name="ListLabel_20_11"><text:span text:style-name="Internet_20_link"><text:span text:style-name="T54">0048737878782</text:span></text:span></text:a></text:p>
      <text:p text:style-name="P25"><text:span text:style-name="Internet_20_link"><text:span text:style-name="T24">Website</text:span></text:span><text:span text:style-name="Internet_20_link"><text:span text:style-name="T55"><text:tab/></text:span></text:span><text:a xlink:type="simple" xlink:href="https://mareksagan.github.io/" text:style-name="ListLabel_20_13" text:visited-style-name="ListLabel_20_13"><text:span text:style-name="Internet_20_link"><text:span text:style-name="T58">https://</text:span></text:span></text:a><text:a xlink:type="simple" xlink:href="https://mareksagan.github.io/" text:style-name="ListLabel_20_13" text:visited-style-name="ListLabel_20_13"><text:span text:style-name="Internet_20_link"><text:span text:style-name="T59">mareksagan.github.io</text:span></text:span></text:a></text:p>
      <text:p text:style-name="P25"><text:span text:style-name="Internet_20_link"><text:span text:style-name="T56">Address</text:span></text:span><text:span text:style-name="Internet_20_link"><text:span text:style-name="T54"><text:tab/></text:span></text:span><text:span text:style-name="Internet_20_link"><text:span text:style-name="T57">Sandomierska 18/3, 02-567 Warszawa, Poland, EU</text:span></text:span></text:p>
      <text:p text:style-name="P25"><text:span text:style-name="Internet_20_link"><text:span text:style-name="T24">Projects</text:span></text:span><text:span text:style-name="Internet_20_link"><text:span text:style-name="T55"><text:tab/></text:span></text:span><text:a xlink:type="simple" xlink:href="https://github.com/mareksagan" text:style-name="ListLabel_20_12" text:visited-style-name="ListLabel_20_12"><text:span text:style-name="Internet_20_link"><text:span text:style-name="T58">https://github.com/mareksagan</text:span></text:span></text:a></text:p>
      <text:p text:style-name="P26"><text:span text:style-name="T39">References</text:span><text:span text:style-name="T70"><text:tab/></text:span><text:a xlink:type="simple" xlink:href="https://www.linkedin.com/in/marek-sagan/" text:style-name="ListLabel_20_14" text:visited-style-name="ListLabel_20_14"><text:span text:style-name="Internet_20_link"><text:span text:style-name="T70">https://www.linkedin.com/in/marek-sagan/</text:span></text:span></text:a></text:p>
      <text:p text:style-name="P26"><text:bookmark-start text:name="__DdeLink__844_3281257707"/><text:span text:style-name="T72">Availability<text:tab/></text:span><text:bookmark-end text:name="__DdeLink__844_3281257707"/><text:span text:style-name="T42">1 month</text:span></text:p>
      <text:p text:style-name="P6"/>
      <text:p text:style-name="P14"><text:span text:style-name="T61">5</text:span><text:bookmark-start text:name="__DdeLink__211_1757511297"/><text:span text:style-name="T61"> years of hands on web development. Self driven, dedicated and problem solving software engineering professional. Passionate and creative about Object Oriented Programming software development. </text:span><text:bookmark-start text:name="__DdeLink__234_2460068194"/><text:span text:style-name="T61">Looking for </text:span><text:span text:style-name="T64">remote contract</text:span><text:bookmark-end text:name="__DdeLink__211_1757511297"/><text:span text:style-name="T64"> (s)</text:span><text:bookmark-end text:name="__DdeLink__234_2460068194"/></text:p>
      <text:p text:style-name="P7"/>
      <text:h text:style-name="P28" text:outline-level="1">SKILLS</text:h>
      <text:p text:style-name="P27"><text:span text:style-name="T70">Skills </text:span><text:span text:style-name="T90">(years of experience)</text:span><text:span text:style-name="T70"><text:tab/></text:span><text:span text:style-name="T90">(5)</text:span><text:span text:style-name="T71"> </text:span><text:span text:style-name="T82">Java, Spring Boot, Spring Framework, </text:span><text:bookmark-start text:name="__DdeLink__238_3183704933"/><text:span text:style-name="T80">ReactJS, </text:span><text:span text:style-name="T89">Hooks, </text:span><text:span text:style-name="T83">Redux, Amazon Web Services / AWS, Amazon Elastic Beanstalk, Amazon EC2</text:span><text:span text:style-name="T80"><text:line-break/></text:span><text:span text:style-name="T90">(4)</text:span><text:span text:style-name="T80"> C#, .NET, LINQ, AngularJS, VueJS, Single Page Application / SPA, SCSS, Material Design, Scrum, Git, </text:span><text:span text:style-name="T81">Ansible,</text:span><text:span text:style-name="T80"> Maven, Java Database Connectivity / JDBC, JDK, Oracle Databases, </text:span><text:span text:style-name="T85">RDBMS, </text:span><text:span text:style-name="T80">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4">Ethereum</text:span><text:span text:style-name="T80">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3">IText</text:span><text:span text:style-name="T80">, Elasticsearch, Negotiation Skills, Market Research, Search Engine Optimization / SEO, Wordpress, PHP, Jekyll, Integrity, </text:span><text:span text:style-name="T88">Scala, Functional Programming</text:span><text:span text:style-name="T80"><text:line-break/></text:span><text:span text:style-name="T90">(3)</text:span><text:span text:style-name="T82"> </text:span><text:span text:style-name="T80">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86">Ope</text:span><text:span text:style-name="T87">r</text:span><text:span text:style-name="T86">ations Research, </text:span><text:span text:style-name="T87">Distributed Computing, Distributed Systems, Web Applications</text:span><text:span text:style-name="T80"><text:line-break/></text:span><text:span text:style-name="T90">(2)</text:span><text:span text:style-name="T82"> </text:span><text:span text:style-name="T80">JEE / J2EE, Eclipse, </text:span><text:span text:style-name="T43">Stellar</text:span><text:span text:style-name="T80">,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80">, </text:span><text:span text:style-name="T84">Software Development Life Cycle / </text:span><text:span text:style-name="T87">SDLC Methodologies</text:span><text:span text:style-name="T84">, Technical Design, Product Development</text:span></text:p>
      <text:p text:style-name="P16"><text:span text:style-name="T61">Certification<text:tab/></text:span><text:span text:style-name="T29">Java SE 11 Developer, AWS Solutions Architect Associate, </text:span><text:span text:style-name="T30">Microsoft Azure Fundamentals, </text:span><text:span text:style-name="T29">Professional Scrum Master I</text:span><text:span text:style-name="T30">, </text:span><text:span text:style-name="T37">Prince2 Foundation, JavaScript: Understanding the Weird Parts, </text:span></text:p>
      <text:p text:style-name="P17"><text:span text:style-name="T37"><text:tab/>Machine Learning, Data Science and Deep Learning with Python, </text:span><text:span text:style-name="T30">Apache Tomcat Server </text:span><text:span text:style-name="T33">f</text:span><text:span text:style-name="T30">rom Beginners </text:span><text:span text:style-name="T33">t</text:span><text:span text:style-name="T30">o Advanced</text:span><text:span text:style-name="T28">, Building Real-Time REST APIs with Spring Boot, Master Hibernate </text:span><text:span text:style-name="T38">a</text:span><text:span text:style-name="T28">nd JPA </text:span><text:span text:style-name="T38">w</text:span><text:span text:style-name="T28">ith Spring Boot, </text:span><text:span text:style-name="T38">Apache Cassandra in 2 hours,</text:span><text:span text:style-name="T28"> Kafka &amp; Kafka Stream for Java Spring Boot, Complete React Developer with Redux, Hooks and GraphQL, Ethereum: Decentralized Application Design &amp; Development, Ja</text:span><text:span text:style-name="T36">karta EE / Java EE Deep Dive</text:span><text:span text:style-name="T28">, Complete Guide </text:span><text:span text:style-name="T33">t</text:span><text:span text:style-name="T28">o Elasticsearch, Kotlin </text:span><text:span text:style-name="T33">f</text:span><text:span text:style-name="T28">or Java Developers, Learn Test Driven Development </text:span><text:span text:style-name="T33">i</text:span><text:span text:style-name="T28">n Java, Master Drools, RabbitMQ </text:span><text:span text:style-name="T33">&amp; </text:span><text:span text:style-name="T28">Java Spring Boot System Integratio</text:span><text:span text:style-name="T33">n</text:span><text:span text:style-name="T28">, </text:span><text:span text:style-name="T31">Master Spring Boot Microservices with CQRS &amp; Even Sourcing,</text:span><text:span text:style-name="T29"> </text:span><text:span text:style-name="T34">Data Visualization with Kibana, Dive Into Ansible, Git Complete, Introduction to Sparx Enterprise Architect, Learn JIRA with Real-World Examples, Learn JMETER From Scratch on Live Apps, Neo4j: GraphDB Foundations with Cypher, OpenAPI: Beginner to Guru</text:span><text:span text:style-name="T29">, </text:span><text:span text:style-name="T35">Kubernetes Certified Application Developer, </text:span><text:span text:style-name="T36">Prometheus: The Complete Hands-On for Monitoring &amp; Alerting, CI/CD with Jenkins using Pipelines and Docker, </text:span><text:span text:style-name="T32">TOEFL, </text:span><text:span text:style-name="T28">TestDaF</text:span></text:p>
      <text:p text:style-name="P26"><text:soft-page-break/><text:span text:style-name="T70">Spoken languages<text:tab/>English (</text:span><text:span text:style-name="T40">proficient</text:span><text:span text:style-name="T70">), German (proficient</text:span><text:span text:style-name="T80">), </text:span><text:span text:style-name="T70">Czech (proficient), Mandarin Chinese (</text:span><text:span text:style-name="T40">i</text:span><text:span text:style-name="T41">ntermediate</text:span><text:span text:style-name="T70">), Polish (native)</text:span></text:p>
      <text:p text:style-name="P7"/>
      <text:h text:style-name="P24" text:outline-level="1">PERSONAL DATA</text:h>
      <text:p text:style-name="P15"><text:span text:style-name="T27">Citizenship</text:span><text:bookmark-start text:name="__DdeLink__844_32812577072"/><text:span text:style-name="T62"><text:tab/></text:span><text:bookmark-end text:name="__DdeLink__844_32812577072"/><text:span text:style-name="T62">Poland (European Union)</text:span></text:p>
      <text:p text:style-name="P15"><text:span text:style-name="T27">Interests</text:span><text:span text:style-name="T62"><text:tab/>Sports, health, </text:span><text:span text:style-name="T63">climate change</text:span></text:p>
      <text:p text:style-name="P11"/>
      <text:h text:style-name="P9" text:outline-level="1">WORK EXPERIENCE</text:h>
      <text:p text:style-name="P22"><text:span text:style-name="Dates_20_Char"><text:span text:style-name="T73">0</text:span></text:span><text:span text:style-name="Dates_20_Char"><text:span text:style-name="T74">7</text:span></text:span><text:span text:style-name="Dates_20_Char"><text:span text:style-name="T73">.202</text:span></text:span><text:span text:style-name="Dates_20_Char"><text:span text:style-name="T75">1</text:span></text:span><text:span text:style-name="Dates_20_Char"><text:span text:style-name="T73"> – </text:span></text:span><text:span text:style-name="Dates_20_Char"><text:span text:style-name="T76">06.2022</text:span></text:span><text:span text:style-name="T77"><text:tab/></text:span><text:span text:style-name="Company_20_Char"><text:span text:style-name="T21">W</text:span></text:span><text:span text:style-name="Company_20_Char"><text:span text:style-name="T22">orkFusion</text:span></text:span><text:span text:style-name="Company_20_Char"><text:span text:style-name="T21"> </text:span></text:span><text:span text:style-name="Company_20_Char"><text:span text:style-name="T73">– </text:span></text:span><text:span text:style-name="Company_20_Char"><text:span text:style-name="T20">Warsaw</text:span></text:span><text:span text:style-name="Company_20_Char"><text:span text:style-name="T73">, </text:span></text:span><text:span text:style-name="Company_20_Char"><text:span text:style-name="T20">Poland</text:span></text:span></text:p>
      <text:p text:style-name="P30"><text:span text:style-name="T70"><text:tab/></text:span><text:span text:style-name="Company_20_Char"><text:span text:style-name="T4">Senior Software</text:span></text:span><text:span text:style-name="Company_20_Char"><text:span text:style-name="T7"> Engineer – </text:span></text:span><text:span text:style-name="Company_20_Char"><text:span text:style-name="T4">Contract</text:span></text:span><text:span text:style-name="T8"> </text:span></text:p>
      <text:list xml:id="list3260518264" text:style-name="WWNum1">
        <text:list-item>
          <text:p text:style-name="P32"><text:span text:style-name="T115">Using and improving </text:span>Machine Learning <text:span text:style-name="T107">algorithms for the core product</text:span><text:span text:style-name="T115"> </text:span><text:span text:style-name="T116">(</text:span><text:span text:style-name="T115">Java 8, Groovy, Scala</text:span><text:span text:style-name="T116">)</text:span></text:p>
        </text:list-item>
        <text:list-item>
          <text:p text:style-name="P33"><text:span text:style-name="T115">Decoupling micro services </text:span><text:span text:style-name="T116">(Apache </text:span>Zookeepe<text:span text:style-name="T116">r, </text:span>RabbitMQ<text:span text:style-name="T116">)</text:span></text:p>
        </text:list-item>
        <text:list-item>
          <text:p text:style-name="P34"><text:span text:style-name="T10">Service </text:span><text:span text:style-name="T11">deployment and</text:span><text:span text:style-name="T10"> orchestration </text:span><text:span text:style-name="T11">(Docker, Kubernetes, </text:span><text:span text:style-name="T13">KubeFlow</text:span><text:span text:style-name="T11">, </text:span><text:span text:style-name="T9">Camunda BPM, Spring </text:span><text:span text:style-name="T12">Boot </text:span><text:span text:style-name="T14">Microservices</text:span><text:span text:style-name="T15">, </text:span><text:span text:style-name="T16">Feign, Keycloak, </text:span><text:span text:style-name="T17">Apache </text:span><text:span text:style-name="T16">Mesos, </text:span><text:span text:style-name="T17">Hashi</text:span><text:span text:style-name="T18">C</text:span><text:span text:style-name="T17">orp Vault, Marathon, HAProxy, </text:span><text:span text:style-name="T2">Elastic Search, Kibana, Grafana</text:span><text:span text:style-name="T3">)</text:span></text:p>
        </text:list-item>
      </text:list>
      <text:p text:style-name="P21"><text:span text:style-name="Dates_20_Char"><text:span text:style-name="T73"/></text:span></text:p>
      <text:p text:style-name="P21"><text:span text:style-name="Dates_20_Char"><text:span text:style-name="T73">05.2020 – </text:span></text:span><text:span text:style-name="Dates_20_Char"><text:span text:style-name="T74">06.2021</text:span></text:span><text:span text:style-name="T77"><text:tab/></text:span><text:span text:style-name="Company_20_Char"><text:span text:style-name="T20">Orange Poland</text:span></text:span><text:span text:style-name="Company_20_Char"><text:span text:style-name="T73"> – </text:span></text:span><text:span text:style-name="Company_20_Char"><text:span text:style-name="T20">Warsaw</text:span></text:span><text:span text:style-name="Company_20_Char"><text:span text:style-name="T73">, </text:span></text:span><text:span text:style-name="Company_20_Char"><text:span text:style-name="T20">Poland</text:span></text:span></text:p>
      <text:p text:style-name="Position"><text:span text:style-name="T70"><text:tab/></text:span><text:span text:style-name="Company_20_Char"><text:span text:style-name="T4">Senior Software</text:span></text:span><text:span text:style-name="Company_20_Char"><text:span text:style-name="T7"> Engineer – </text:span></text:span><text:span text:style-name="Company_20_Char"><text:span text:style-name="T4">Contract</text:span></text:span></text:p>
      <text:list xml:id="list190858465871089" text:continue-numbering="true" text:style-name="WWNum1">
        <text:list-item>
          <text:p text:style-name="P37"><text:span text:style-name="T105">Coding</text:span> new features of and tuning the firmware / <text:span text:style-name="T110">middleware</text:span> on embedded systems (Java 7, <text:span text:style-name="T112">ReactJS, </text:span>Google Web Toolkit / GWT, Apache Kafka, Apache Zookeeper<text:span text:style-name="T118">)</text:span></text:p>
        </text:list-item>
        <text:list-item>
          <text:p text:style-name="P38">Involved in IoT / Internet of Things development of <text:span text:style-name="T108">smart </text:span>home entertainment solutions <text:span text:style-name="T118">(</text:span><text:span text:style-name="T114">MongoDB, </text:span><text:span text:style-name="T119">Spring </text:span><text:span text:style-name="T117">WebFlux</text:span><text:span text:style-name="T118">)</text:span></text:p>
        </text:list-item>
        <text:list-item>
          <text:p text:style-name="P37"><text:bookmark text:name="__DdeLink__255_2247917217"/>Conducting performance analysis and performance tuning <text:span text:style-name="T103">in the production environment</text:span></text:p>
        </text:list-item>
      </text:list>
      <text:p text:style-name="P4"><text:span text:style-name="Dates_20_Char"><text:span text:style-name="T69"/></text:span></text:p>
      <text:p text:style-name="P21"><text:span text:style-name="Dates_20_Char"><text:span text:style-name="T73">12.2019 – 04.2020</text:span></text:span><text:span text:style-name="T77"><text:tab/></text:span><text:span text:style-name="Company_20_Char"><text:span text:style-name="T73">E.STRADIS GmbH – Augsburg, Germany</text:span></text:span></text:p>
      <text:p text:style-name="Position"><text:span text:style-name="T70"><text:tab/></text:span><text:span text:style-name="Company_20_Char"><text:span text:style-name="T5">Back End</text:span></text:span><text:span text:style-name="Company_20_Char"><text:span text:style-name="T7"> Engineer – Full-time</text:span></text:span></text:p>
      <text:list xml:id="list190857205833408" text:continue-numbering="true" text:style-name="WWNum1">
        <text:list-item>
          <text:p text:style-name="P37">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7">Involved in building and debugging the features with focus on the analytics and project management side according to the industry regulations and business requirements / standards compliance</text:p>
        </text:list-item>
        <text:list-item>
          <text:p text:style-name="P37">Communication and proactively <text:span text:style-name="T106">follow up on</text:span> the solutions, <text:span text:style-name="T109">maintaining partnerships </text:span>with the management / customer representatives from the finance sector</text:p>
        </text:list-item>
        <text:list-item>
          <text:p text:style-name="P37">Conducting performance analysis and performance tuning</text:p>
        </text:list-item>
        <text:list-item>
          <text:p text:style-name="P37">Writing and updating technical documentation <text:span text:style-name="T104">for improved customer experience</text:span></text:p>
        </text:list-item>
        <text:list-item>
          <text:p text:style-name="P37">Participating in the digital transformation innovation of the company</text:p>
        </text:list-item>
        <text:list-item>
          <text:p text:style-name="P37">Remote work experience in a dynamic environment</text:p>
        </text:list-item>
      </text:list>
      <text:p text:style-name="P3"><text:span text:style-name="Dates_20_Char"><text:span text:style-name="T69"/></text:span></text:p>
      <text:p text:style-name="P23"><text:span text:style-name="Dates_20_Char"><text:span text:style-name="T73">08.2019 – 12.2019</text:span></text:span><text:span text:style-name="T77"><text:tab/></text:span><text:span text:style-name="Company_20_Char"><text:span text:style-name="T73">DHL International GmbH – Prague, Czechia</text:span></text:span></text:p>
      <text:p text:style-name="Position"><text:span text:style-name="T70"><text:tab/>Senior </text:span><text:span text:style-name="Company_20_Char"><text:span text:style-name="T7">Software Engineer – Contract</text:span></text:span></text:p>
      <text:list xml:id="list190856492609147" text:continue-numbering="true" text:style-name="WWNum1">
        <text:list-item>
          <text:p text:style-name="P36">Programming of a Big Data driven scheduling application loading data into global application designed to support the sales process using the cloud architectures / <text:span text:style-name="T111">cloud computing / distributed computing </text:span>and relational databases / data warehouse (Java 8, JDBC, Apache Tomcat, Spring Boot, Oracle 12g, Ehcache, HikariCP, Teradata Vantage, MyBatis, <text:span text:style-name="T91">SQL Loader, </text:span>Amazon Web Services S3, AWS SDK)</text:p>
        </text:list-item>
        <text:list-item>
          <text:p text:style-name="P40">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0">Working on a highly scalable enterprise software generating daily / weekly call plans (Java 8, Apache Tomcat, Spring Boot, Oracle 12g, Red Hat Enterprise Linux 7)</text:p>
        </text:list-item>
      </text:list>
      <text:p text:style-name="P4"><text:span text:style-name="Dates_20_Char"><text:span text:style-name="T69"/></text:span></text:p>
      <text:p text:style-name="P21"><text:soft-page-break/><text:span text:style-name="Dates_20_Char"><text:span text:style-name="T73"><text:line-break/>04.2019 – 08.2019</text:span></text:span><text:span text:style-name="T77"><text:tab/></text:span><text:span text:style-name="Company_20_Char"><text:span text:style-name="T73">Broadcom Inc. – Prague, Czechia</text:span></text:span></text:p>
      <text:p text:style-name="Position"><text:span text:style-name="T70"><text:tab/>Full Stack</text:span><text:span text:style-name="Company_20_Char"><text:span text:style-name="T7"> Developer – Contract</text:span></text:span></text:p>
      <text:list xml:id="list190858079294344" text:continue-numbering="true" text:style-name="WWNum1">
        <text:list-item>
          <text:p text:style-name="P40">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0">Developing a modern Cucumber End To End integration testing suite (Cucumber JVM, Selenium, test automation)</text:p>
        </text:list-item>
        <text:list-item>
          <text:p text:style-name="P40">Effectively creating a Jenkins Continuous Integration build pipeline including a front end validation (eslint)</text:p>
        </text:list-item>
        <text:list-item>
          <text:p text:style-name="P40">Making impact on the technical debt and major deficiencies in the React front end which has enabled the project delivery and for the product to enter the MVP lifecycle phase</text:p>
        </text:list-item>
        <text:list-item>
          <text:p text:style-name="P40"><text:bookmark-end text:name="__DdeLink__236_2407804596"/>Leading the front end development and mentoring / training the junior team member (s) including code reviews and technical knowledge / technical skills transfer</text:p>
        </text:list-item>
      </text:list>
      <text:p text:style-name="P5"><text:span text:style-name="Dates_20_Char"><text:span text:style-name="T69"/></text:span></text:p>
      <text:p text:style-name="P23"><text:span text:style-name="Dates_20_Char"><text:span text:style-name="T73">04.2018 – 04.2019</text:span></text:span><text:span text:style-name="T77"><text:tab/></text:span><text:span text:style-name="Company_20_Char"><text:span text:style-name="T73">A</text:span></text:span><text:span text:style-name="Company_20_Char"><text:span text:style-name="T20">maris</text:span></text:span><text:span text:style-name="Company_20_Char"><text:span text:style-name="T73"> C</text:span></text:span><text:span text:style-name="Company_20_Char"><text:span text:style-name="T20">onsulting</text:span></text:span><text:span text:style-name="Company_20_Char"><text:span text:style-name="T73"> – PRAGUE, CZECHIA</text:span></text:span></text:p>
      <text:p text:style-name="P29"><text:span text:style-name="Company_20_Char"><text:span text:style-name="T7">Consultant – Full-time</text:span></text:span></text:p>
      <text:list xml:id="list190858462362781" text:continue-numbering="true" text:style-name="WWNum1">
        <text:list-item>
          <text:p text:style-name="P40">Developing a collaborative bidding platform (Java 11, Maven, Spring MVC, JUnit, Mockito, Hibernate / JPA, PostgreSQL, Angular 7, Protractor, NG-ZORRO, Node.js, Red Hat Enterprise Linux 7)</text:p>
        </text:list-item>
        <text:list-item>
          <text:p text:style-name="P39"><text:span text:style-name="T95">Developing a competitive and user </text:span><text:span text:style-name="T46">s</text:span><text:span text:style-name="T95">upporting system with Artificial Intelligence capabilities</text:span></text:p>
        </text:list-item>
        <text:list-item>
          <text:p text:style-name="P41"><text:span text:style-name="T92">Using the Machine Learning algorithms and data structures / </text:span><text:span text:style-name="T100">design patterns </text:span><text:span text:style-name="T102">e.g. Strategy pattern</text:span><text:span text:style-name="T100"> </text:span><text:span text:style-name="T48">according to</text:span><text:span text:style-name="T100"> the </text:span><text:span text:style-name="T101">proactive </text:span><text:span text:style-name="T100">business analysis</text:span></text:p>
        </text:list-item>
        <text:list-item>
          <text:p text:style-name="P41"><text:span text:style-name="T47">Improving the existing </text:span><text:span text:style-name="T96">system according to the Clean Code best practices and technical </text:span><text:span text:style-name="T97">requirements / performance requirements</text:span></text:p>
        </text:list-item>
        <text:list-item>
          <text:p text:style-name="P41"><text:span text:style-name="T96">Extending and troubleshooting the root cause of the problems of the existing web services </text:span><text:span text:style-name="T97">used by mobile applications</text:span><text:span text:style-name="T96"> </text:span><text:span text:style-name="T98">(</text:span><text:span text:style-name="T97">Microsoft Azure</text:span><text:span text:style-name="T96">)</text:span></text:p>
        </text:list-item>
        <text:list-item>
          <text:p text:style-name="P39"><text:span text:style-name="T93">Developing an automation script for parsing and </text:span><text:span text:style-name="T45">collaborating with</text:span><text:span text:style-name="T93"> banking clients </text:span><text:span text:style-name="T94">for </text:span><text:span text:style-name="T93">data </text:span><text:span text:style-name="T94">migration reasons</text:span><text:span text:style-name="T93"> using </text:span><text:span text:style-name="T94">flexible </text:span><text:span text:style-name="T93">banking specific frameworks (Python 2.7, Murex MX.3, Red Hat Enterprise Linux 7)</text:span></text:p>
        </text:list-item>
        <text:list-item>
          <text:p text:style-name="P35"><text:span text:style-name="T96">Familiarity with financial engineering and trading systems </text:span><text:span text:style-name="T99">through consulting services</text:span></text:p>
        </text:list-item>
      </text:list>
      <text:h text:style-name="P13" text:outline-level="1"/>
      <text:h text:style-name="P12" text:outline-level="1">EDUCATION</text:h>
      <text:p text:style-name="P20"><text:span text:style-name="Dates_20_Char"><text:span text:style-name="T78">20</text:span></text:span><text:span text:style-name="Dates_20_Char"><text:span text:style-name="T79">2</text:span></text:span><text:span text:style-name="Dates_20_Char"><text:span text:style-name="T78">1 – 20</text:span></text:span><text:span text:style-name="Dates_20_Char"><text:span text:style-name="T79">22</text:span></text:span><text:span text:style-name="T70"><text:tab/>Warsaw</text:span><text:span text:style-name="T23"> School of Computer Science</text:span></text:p>
      <text:p text:style-name="P8"><text:tab/><text:span text:style-name="T113">IT Project Management</text:span>, <text:span text:style-name="T60">Postgraduate Studies</text:span></text:p>
      <text:p text:style-name="P19"><text:span text:style-name="Dates_20_Char"><text:span text:style-name="T78">2014 – 2018</text:span></text:span><text:span text:style-name="T70"><text:tab/>Warsaw</text:span><text:span text:style-name="T23"> School of Computer Science</text:span></text:p>
      <text:p text:style-name="P10"><text:tab/>Computer Science, Bachelor of Science</text:p>
      <text:p text:style-name="P18"><text:span text:style-name="T65">Wyra</text:span><text:span text:style-name="T66">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3571in" fo:text-indent="0in"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loext:opacity="0%"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M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draw:custom-shape text:anchor-type="as-char" draw:z-index="1" draw:name="Shape1" draw:style-name="Mgr1" draw:text-style-name="MP2" svg:width="6.3142in" svg:height="0.055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3</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3-25T20:26:00</meta:creation-date>
    <meta:initial-creator>Marek Sagan</meta:initial-creator>
    <dc:language>en-US</dc:language>
    <meta:print-date>2019-08-14T19:54:00</meta:print-date>
    <dc:date>2022-05-23T19:08:56.182000000</dc:date>
    <meta:editing-cycles>282</meta:editing-cycles>
    <meta:editing-duration>P6DT5H32M33S</meta:editing-duration>
    <meta:generator>LibreOffice/7.3.1.3$Windows_X86_64 LibreOffice_project/a69ca51ded25f3eefd52d7bf9a5fad8c90b87951</meta:generator>
    <meta:document-statistic meta:table-count="0" meta:image-count="3" meta:object-count="0" meta:page-count="3" meta:paragraph-count="66" meta:word-count="1349" meta:character-count="9861" meta:non-whitespace-character-count="8572"/>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